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Roboto" svg:font-family="Roboto" style:font-pitch="variable"/>
    <style:font-face style:name="Zenzai Itacha" svg:font-family="'Zenzai Itach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paragraph-properties fo:text-align="center" style:justify-single-word="false"/>
      <style:text-properties fo:color="#990000" style:font-name="Zenzai Itacha" fo:font-size="40pt" style:text-underline-style="none" style:font-size-asian="40pt" style:font-size-complex="40pt"/>
    </style:style>
    <style:style style:name="P3" style:family="paragraph" style:parent-style-name="Standard" style:list-style-name="L1">
      <style:text-properties style:font-name="Roboto"/>
    </style:style>
    <style:style style:name="P4" style:family="paragraph" style:parent-style-name="Standard" style:list-style-name="L2">
      <style:text-properties style:font-name="Roboto"/>
    </style:style>
    <style:style style:name="P5" style:family="paragraph" style:parent-style-name="Standard" style:list-style-name="L3">
      <style:text-properties style:font-name="Roboto"/>
    </style:style>
    <style:style style:name="P6" style:family="paragraph" style:parent-style-name="Standard" style:list-style-name="L4">
      <style:text-properties style:font-name="Roboto"/>
    </style:style>
    <style:style style:name="P7" style:family="paragraph" style:parent-style-name="Standard" style:list-style-name="L5">
      <style:text-properties style:font-name="Roboto"/>
    </style:style>
    <style:style style:name="P8" style:family="paragraph" style:parent-style-name="Standard" style:list-style-name="L6">
      <style:text-properties style:font-name="Roboto"/>
    </style:style>
    <style:style style:name="P9" style:family="paragraph" style:parent-style-name="Standard" style:list-style-name="L7">
      <style:text-properties style:font-name="Roboto"/>
    </style:style>
    <style:style style:name="P10" style:family="paragraph" style:parent-style-name="Standard" style:list-style-name="L8">
      <style:text-properties style:font-name="Roboto"/>
    </style:style>
    <style:style style:name="P11" style:family="paragraph" style:parent-style-name="Standard" style:list-style-name="L9">
      <style:text-properties style:font-name="Roboto"/>
    </style:style>
    <style:style style:name="P12" style:family="paragraph" style:parent-style-name="Standard" style:list-style-name="L10">
      <style:text-properties style:font-name="Roboto"/>
    </style:style>
    <style:style style:name="P13" style:family="paragraph" style:parent-style-name="Standard" style:list-style-name="L11">
      <style:text-properties style:font-name="Roboto"/>
    </style:style>
    <style:style style:name="P14" style:family="paragraph" style:parent-style-name="Standard" style:list-style-name="L12">
      <style:text-properties style:font-name="Roboto"/>
    </style:style>
    <style:style style:name="P15" style:family="paragraph" style:parent-style-name="Heading_20_1">
      <style:text-properties style:font-name="Roboto"/>
    </style:style>
    <style:style style:name="P16" style:family="paragraph" style:parent-style-name="Text_20_body">
      <style:text-properties style:font-name="Roboto"/>
    </style:style>
    <style:style style:name="P17" style:family="paragraph" style:parent-style-name="Text_20_body" style:list-style-name="L13">
      <style:text-properties style:font-name="Roboto"/>
    </style:style>
    <style:style style:name="P18" style:family="paragraph" style:parent-style-name="Text_20_body" style:list-style-name="L14">
      <style:text-properties style:font-name="Roboto"/>
    </style:style>
    <style:style style:name="P19" style:family="paragraph" style:parent-style-name="Text_20_body" style:list-style-name="L15">
      <style:text-properties style:font-name="Roboto"/>
    </style:style>
    <style:style style:name="P20" style:family="paragraph" style:parent-style-name="Text_20_body" style:list-style-name="L16">
      <style:text-properties style:font-name="Robot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rrr : functionnalities</text:p>
      <text:h text:style-name="Heading_20_1" text:outline-level="1">Phase 1 :</text:h>
      <text:p text:style-name="P1"/>
      <text:p text:style-name="P1">Set up :</text:p>
      <text:list xml:id="list7127851713401748455" text:style-name="L1">
        <text:list-item>
          <text:p text:style-name="P3">Board game</text:p>
        </text:list-item>
        <text:list-item>
          <text:p text:style-name="P3">Playerzone</text:p>
        </text:list-item>
      </text:list>
      <text:p text:style-name="P1"/>
      <text:p text:style-name="P1">Menu :</text:p>
      <text:list xml:id="list7307203679723536762" text:style-name="L2">
        <text:list-item>
          <text:p text:style-name="P4">Menu button</text:p>
        </text:list-item>
        <text:list-item>
          <text:p text:style-name="P4">New game button</text:p>
        </text:list-item>
        <text:list-item>
          <text:p text:style-name="P4">Quit button</text:p>
        </text:list-item>
      </text:list>
      <text:p text:style-name="P1"/>
      <text:p text:style-name="P1">Cards :</text:p>
      <text:list xml:id="list6023860875191095165" text:style-name="L3">
        <text:list-item>
          <text:p text:style-name="P5">Villager card</text:p>
        </text:list-item>
        <text:list-item>
          <text:p text:style-name="P5">Select</text:p>
        </text:list-item>
        <text:list-item>
          <text:p text:style-name="P5">Fill an empty spot</text:p>
        </text:list-item>
      </text:list>
      <text:p text:style-name="P1"/>
      <text:p text:style-name="P1">Players :</text:p>
      <text:list xml:id="list7888166871239955403" text:style-name="L4">
        <text:list-item>
          <text:p text:style-name="P6">2 players</text:p>
        </text:list-item>
        <text:list-item>
          <text:p text:style-name="P6">Next turn</text:p>
        </text:list-item>
        <text:list-item>
          <text:p text:style-name="P6">Switch players</text:p>
        </text:list-item>
      </text:list>
      <text:p text:style-name="P1"/>
      <text:p text:style-name="P1">Cards 2 :</text:p>
      <text:list xml:id="list269794538637185022" text:style-name="L5">
        <text:list-item>
          <text:p text:style-name="P7">Choose activation</text:p>
        </text:list-item>
      </text:list>
      <text:list xml:id="list5675654630234635798" text:style-name="L6">
        <text:list-item>
          <text:p text:style-name="P8">Flip self</text:p>
        </text:list-item>
        <text:list-item>
          <text:p text:style-name="P8">Flip other card</text:p>
        </text:list-item>
        <text:list-item>
          <text:p text:style-name="P8">Victory/defeat</text:p>
        </text:list-item>
      </text:list>
      <text:p text:style-name="P1"/>
      <text:p text:style-name="P1">Cards 3 :</text:p>
      <text:list xml:id="list5004369602851569705" text:style-name="L7">
        <text:list-item>
          <text:p text:style-name="P9">Discard zone</text:p>
        </text:list-item>
        <text:list-item>
          <text:p text:style-name="P9">Destroy self</text:p>
        </text:list-item>
        <text:list-item>
          <text:p text:style-name="P9">Destroy other</text:p>
        </text:list-item>
      </text:list>
      <text:p text:style-name="P1"/>
      <text:p text:style-name="P1">Visuals :</text:p>
      <text:list xml:id="list5404634169822363585" text:style-name="L8">
        <text:list-item>
          <text:p text:style-name="P10">Highlight selection</text:p>
        </text:list-item>
        <text:list-item>
          <text:p text:style-name="P10">Highlight possibilities</text:p>
        </text:list-item>
      </text:list>
      <text:p text:style-name="P1"/>
      <text:p text:style-name="P1">Cards 4 :</text:p>
      <text:list xml:id="list9169485266578206336" text:style-name="L9">
        <text:list-item>
          <text:p text:style-name="P11">Protection</text:p>
        </text:list-item>
      </text:list>
      <text:p text:style-name="P1"/>
      <text:p text:style-name="P1">Cards 5 :</text:p>
      <text:list xml:id="list7307116254434573222" text:style-name="L10">
        <text:list-item>
          <text:p text:style-name="P12">Multiple targets</text:p>
          <text:p text:style-name="P12"><text:soft-page-break/></text:p>
        </text:list-item>
      </text:list>
      <text:h text:style-name="P15" text:outline-level="1">Phase 2 :</text:h>
      <text:p text:style-name="P1"/>
      <text:p text:style-name="P1">Cards ... :</text:p>
      <text:list xml:id="list6600756537970677797" text:style-name="L11">
        <text:list-item>
          <text:p text:style-name="P13">Neutrals</text:p>
        </text:list-item>
      </text:list>
      <text:p text:style-name="P1"/>
      <text:p text:style-name="P1">Menu 2 :</text:p>
      <text:list xml:id="list8720971283737999497" text:style-name="L12">
        <text:list-item>
          <text:p text:style-name="P14">Variants</text:p>
        </text:list-item>
        <text:list-item>
          <text:p text:style-name="P14">Random draft</text:p>
        </text:list-item>
        <text:list-item>
          <text:p text:style-name="P14">Draft</text:p>
        </text:list-item>
      </text:list>
      <text:p text:style-name="P1"/>
      <text:p text:style-name="P1"/>
      <text:p text:style-name="P1"/>
      <text:h text:style-name="P15" text:outline-level="1">Phase 3 :</text:h>
      <text:p text:style-name="P16"/>
      <text:p text:style-name="P16">Connections :</text:p>
      <text:list xml:id="list2567164271115046571" text:style-name="L13">
        <text:list-item>
          <text:p text:style-name="P17">Bluetooth connection</text:p>
        </text:list-item>
      </text:list>
      <text:p text:style-name="P16"/>
      <text:p text:style-name="P16">Menu 3 :</text:p>
      <text:list xml:id="list5318502717339865840" text:style-name="L14">
        <text:list-item>
          <text:p text:style-name="P18">Random secret</text:p>
        </text:list-item>
        <text:list-item>
          <text:p text:style-name="P18">Secret draft</text:p>
        </text:list-item>
      </text:list>
      <text:p text:style-name="P16"/>
      <text:p text:style-name="P16">Connections 2 :</text:p>
      <text:list xml:id="list1937200015565493829" text:style-name="L15">
        <text:list-item>
          <text:p text:style-name="P19">Direct tcp/ip connection</text:p>
        </text:list-item>
      </text:list>
      <text:p text:style-name="P16"/>
      <text:p text:style-name="P16">Connections 3 :</text:p>
      <text:list xml:id="list6224365761526245493" text:style-name="L16">
        <text:list-item>
          <text:p text:style-name="P20">Internet hosted games</text:p>
        </text:list-item>
      </text:list>
      <text:p text:style-name="P1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Roboto" svg:font-family="Roboto" style:font-pitch="variable"/>
    <style:font-face style:name="Zenzai Itacha" svg:font-family="'Zenzai Itacha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0M32S</meta:editing-duration>
    <meta:editing-cycles>5</meta:editing-cycles>
    <meta:generator>OpenOffice/4.1.8$Win32 OpenOffice.org_project/418m3$Build-9803</meta:generator>
    <dc:date>2021-10-29T15:24:04.88</dc:date>
    <meta:document-statistic meta:table-count="0" meta:image-count="0" meta:object-count="0" meta:page-count="2" meta:paragraph-count="50" meta:word-count="144" meta:character-count="634"/>
    <meta:user-defined meta:name="Info 1"/>
    <meta:user-defined meta:name="Info 2"/>
    <meta:user-defined meta:name="Info 3"/>
    <meta:user-defined meta:name="Info 4"/>
  </office:meta>
</office:document-meta>
</file>